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5bea5b" officeooo:paragraph-rsid="0017e1cf"/>
    </style:style>
    <style:style style:name="P2" style:family="paragraph" style:parent-style-name="Standard">
      <style:paragraph-properties fo:text-align="start" style:justify-single-word="false"/>
      <style:text-properties officeooo:rsid="005644c9" officeooo:paragraph-rsid="0017e1cf"/>
    </style:style>
    <style:style style:name="P3" style:family="paragraph" style:parent-style-name="Standard">
      <style:paragraph-properties fo:text-align="start" style:justify-single-word="false"/>
      <style:text-properties officeooo:rsid="0057f4c5" officeooo:paragraph-rsid="0017e1cf"/>
    </style:style>
    <style:style style:name="P4" style:family="paragraph" style:parent-style-name="Standard">
      <style:paragraph-properties fo:text-align="start" style:justify-single-word="false"/>
      <style:text-properties officeooo:rsid="0059b85f" officeooo:paragraph-rsid="0017e1cf"/>
    </style:style>
    <style:style style:name="P5" style:family="paragraph" style:parent-style-name="Standard">
      <style:paragraph-properties fo:text-align="start" style:justify-single-word="false"/>
      <style:text-properties officeooo:rsid="005abcac" officeooo:paragraph-rsid="0017e1cf"/>
    </style:style>
    <style:style style:name="P6" style:family="paragraph" style:parent-style-name="Standard">
      <style:paragraph-properties fo:text-align="start" style:justify-single-word="false"/>
      <style:text-properties officeooo:rsid="005b4a53" officeooo:paragraph-rsid="0017e1cf"/>
    </style:style>
    <style:style style:name="P7" style:family="paragraph" style:parent-style-name="Standard">
      <style:paragraph-properties fo:text-align="start" style:justify-single-word="false"/>
      <style:text-properties officeooo:rsid="02aba536" officeooo:paragraph-rsid="0017e1cf"/>
    </style:style>
    <style:style style:name="P8" style:family="paragraph" style:parent-style-name="Standard">
      <style:paragraph-properties fo:text-align="start" style:justify-single-word="false"/>
      <style:text-properties officeooo:rsid="033ec823" officeooo:paragraph-rsid="0017e1cf"/>
    </style:style>
    <style:style style:name="P9" style:family="paragraph" style:parent-style-name="Standard">
      <style:paragraph-properties fo:text-align="start" style:justify-single-word="false"/>
      <style:text-properties officeooo:rsid="02abac9f" officeooo:paragraph-rsid="0017e1cf"/>
    </style:style>
    <style:style style:name="P10" style:family="paragraph" style:parent-style-name="Standard">
      <style:paragraph-properties fo:text-align="start" style:justify-single-word="false"/>
      <style:text-properties officeooo:rsid="033771ba" officeooo:paragraph-rsid="0017e1cf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252525" style:text-line-through-style="none" style:text-line-through-type="none" style:font-name="Liberation Serif" fo:font-size="12pt" fo:letter-spacing="normal" fo:font-style="normal" style:text-underline-style="none" fo:font-weight="normal" officeooo:rsid="005b4a53" officeooo:paragraph-rsid="0017e1cf" style:text-blinking="false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Heading_20_2">
      <style:paragraph-properties fo:text-align="center" style:justify-single-word="false"/>
      <style:text-properties officeooo:rsid="005644c9" officeooo:paragraph-rsid="0017e1cf"/>
    </style:style>
    <style:style style:name="T1" style:family="text">
      <style:text-properties officeooo:rsid="005c1402"/>
    </style:style>
    <style:style style:name="T2" style:family="text">
      <style:text-properties officeooo:rsid="0154d9d8"/>
    </style:style>
    <style:style style:name="T3" style:family="text">
      <style:text-properties officeooo:rsid="0057f4c5"/>
    </style:style>
    <style:style style:name="T4" style:family="text">
      <style:text-properties officeooo:rsid="01224b47"/>
    </style:style>
    <style:style style:name="T5" style:family="text">
      <style:text-properties officeooo:rsid="01227990"/>
    </style:style>
    <style:style style:name="T6" style:family="text">
      <style:text-properties officeooo:rsid="0336d2b4"/>
    </style:style>
    <style:style style:name="T7" style:family="text">
      <style:text-properties officeooo:rsid="00651d35"/>
    </style:style>
    <style:style style:name="T8" style:family="text">
      <style:text-properties officeooo:rsid="02aba536"/>
    </style:style>
    <style:style style:name="T9" style:family="text">
      <style:text-properties officeooo:rsid="02abac9f"/>
    </style:style>
    <style:style style:name="T10" style:family="text">
      <style:text-properties officeooo:rsid="033771ba"/>
    </style:style>
    <style:style style:name="T11" style:family="text">
      <style:text-properties officeooo:rsid="033ec823"/>
    </style:style>
    <style:style style:name="T12" style:family="text">
      <style:text-properties officeooo:rsid="0338accd"/>
    </style:style>
    <style:style style:name="T13" style:family="text">
      <style:text-properties officeooo:rsid="005bea5b"/>
    </style:style>
    <style:style style:name="T14" style:family="text">
      <style:text-properties officeooo:rsid="0123aad2"/>
    </style:style>
    <style:style style:name="T15" style:family="text">
      <style:text-properties officeooo:rsid="015516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/>
      <text:p text:style-name="P2"/>
      <text:p text:style-name="P2">С того случая у меня на дежурствах занятие появилось. </text:p>
      <text:p text:style-name="P2">Мотор воет, котёл шипит, а я, на круглый стол опёршись, всё одну думу думаю. </text:p>
      <text:p text:style-name="P2">Часами думаю. </text:p>
      <text:p text:style-name="P2">Как мне Серого грохнуть.</text:p>
      <text:p text:style-name="P2">Грохнуть, конечно, не проблема — всё тем же ломом, <text:span text:style-name="T2">но</text:span> что потом?</text:p>
      <text:p text:style-name="P2">Надо так грохнуть, чтоб самому не загреметь — <text:span text:style-name="T2">а</text:span> как?</text:p>
      <text:p text:style-name="P2">Яму в поле выкопать и то нечем — в мастерской только молоток с зубилом. У кого-то попросить — так потом всплывёт.</text:p>
      <text:p text:style-name="P2">Или, допустим, в насосной; в ту яму, что постоянно водой заполнена. Она глубокая, груз привязать и — туда. Но вдруг вода завоняется, когда труп начнёт разлагаться?</text:p>
      <text:p text:style-name="P2">Самое правильное — в топку котла, там от форсунки пламя на два метра, <text:span text:style-name="T3">испепелит бесследно.</text:span></text:p>
      <text:p text:style-name="P3">Вот только Ваня придёт меня сменять, а тут жареным пахнет, попробуй объясни.</text:p>
      <text:p text:style-name="P3">Проблема явно не имела решения и я неделю за неделей ходил по замкнутому кругу, пока дежурный повар не скажет, что можно выключать котёл.</text:p>
      <text:p text:style-name="P3">Кто знает, может я и справился бы с этой квадратурой круга, но тут туляки ушли на дембель и в часть пригнали новых «молодых» из Узбекистана и Ставропольского края и майор Аветисян вышиб меня из кочегарки, взяв на замену кого-то из пятигорских.</text:p>
      <text:p text:style-name="P3"/>
      <text:p text:style-name="P3"><text:span text:style-name="T4">Бывай</text:span>, Ваня! И ты, круглый стол, наперсник безмолвный бесплодных раздумий...</text:p>
      <text:p text:style-name="P3"/>
      <text:p text:style-name="P3">Да, я стал «дедом» и по настоящему прочувствовал это, когда зашёл в сортир и увидел бурынского Васю, с которым нас шугали в отделении Простомолóтова.</text:p>
      <text:p text:style-name="P3">Он сидел на корточках над очком и в руках держал распахнутую перед носом газету.</text:p>
      <text:p text:style-name="P3">Я охуел! </text:p>
      <text:p text:style-name="P3">Картина Репина — сидит такой вальяжный, избу-читальню тут устроил. На шее ремень с бляхой, типа, кашне, и он, как деловой, новости дня просматривает.</text:p>
      <text:p text:style-name="P3">И тут он, сука, меня вконец добил.</text:p>
      <text:p text:style-name="P3">Чуть-чуть так приподнялся, кивнул степенно и говорит:</text:p>
      <text:p text:style-name="P3">- Добрый вечер.</text:p>
      <text:p text:style-name="P3">Распроебут твою, блядь, каркалыгу! Ну, Вася! </text:p>
      <text:p text:style-name="P3">Где он такие, блядь, слова находит?</text:p>
      <text:p text:style-name="P3"/>
      <text:p text:style-name="P3">Период моей «дедовщины» проплывал довольно сумбурно. </text:p>
      <text:p text:style-name="P3">Я уже не принадлежал к шатии чмошников, но переводить меня из четвёртой роты ещё куда-то всего на полгода поленились.</text:p>
      <text:p text:style-name="P3">Вот и пришлось мне трудиться то там, то <text:span text:style-name="T4">сям</text:span>. </text:p>
      <text:p text:style-name="P4">Больше всего на РБУ.</text:p>
      <text:p text:style-name="P4">РБУ — это не реактивно-бомбовая установка, а растворо-бетонный узел.</text:p>
      <text:p text:style-name="P4">Хотя, конечно, «дед» не перетрудится; могу покидать песок лопатой, а могу и не кидать.</text:p>
      <text:p text:style-name="P4">Здесь отделением командовал Михаил Хмельницкий из нашего призыва. </text:p>
      <text:p text:style-name="P4"><text:span text:style-name="T4">Он з</text:span>абурел, в сержантских лычках. «<text:span text:style-name="T5">Молодых» шугает.</text:span></text:p>
      <text:p text:style-name="P4"/>
      <text:p text:style-name="P4">На кирпичный завод меня тоже отряжали, там «молодых» не<text:span text:style-name="T4">т</text:span>, сам<text:span text:style-name="T4">олично</text:span> укладывал кирпич-сырец в кольцевой печи для обжига.</text:p>
      <text:p text:style-name="P4">Кольцевая печь внутри как арочный тоннель и работает беспрерывно.</text:p>
      <text:p text:style-name="P4">Тут тебе через проём в стене транспортёром кирпич-сырец гонят — только успевай укладывать, а на другом конце диаметра <text:span text:style-name="T6">кольцевой печи </text:span>из форсунок в арочных стенах пламя бушует для обжига кирпича.</text:p>
      <text:p text:style-name="P4"><text:soft-page-break/>Жар, конечно, и сюда доходит — работаешь в одном хэбэ.</text:p>
      <text:p text:style-name="P4">Ещё жарчее <text:span text:style-name="T5">свежеобожжёный</text:span> кирпич на те же ленты транспортёра выгружать — он и через рукавицы руки печёт, а от арочных стен таким жаром пышет, что до нательной рубахи разденешься. <text:s/></text:p>
      <text:p text:style-name="P4">А следующая смена на этом месте опять сырец уложит, и так без конца — закольцованный цикл.</text:p>
      <text:p text:style-name="P4"/>
      <text:p text:style-name="P5"><text:span text:style-name="T5">Ещё</text:span> в какой-то городок возили, Светлоград, кажется, грузил продукцию на тамошнем заводе керамической плитки.</text:p>
      <text:p text:style-name="P5">Ну, и в казарме стал больше времени проводить.</text:p>
      <text:p text:style-name="P5"/>
      <text:p text:style-name="P5">«Молодые» при нештатных ситуациях ко мне за советом обращались.</text:p>
      <text:p text:style-name="P5">Например, такси остановилось за забором, а в нём сержант из нашей роты — в отрýбе.</text:p>
      <text:p text:style-name="P5">Я перелез, гляжу он на заднем сиденьи валяется голый до пояса. </text:p>
      <text:p text:style-name="P5">Таксист говорит ничего не надо, только машину освободи. А сержант как боров, насилу через забор вдвоём перекинули.</text:p>
      <text:p text:style-name="P5">Ну, потом в сушилку его — это комната без окон рядом с каптёркой, где после рабочего дня бушлаты сушат над тэнами, там <text:span text:style-name="T5">он </text:span>и дрых.</text:p>
      <text:p text:style-name="P5"/>
      <text:p text:style-name="P5">Узбеки один раз из полученной своей посылки угостили. <text:s/></text:p>
      <text:p text:style-name="P5">Сушёная дыня косичкой заплетена. Сладкая. </text:p>
      <text:p text:style-name="P5">Вспомнилась та посылка, что родители мне прис<text:span text:style-name="T5">ы</text:span>лали — четыре банки сгущёнки, я её в клуб отнёс.</text:p>
      <text:p text:style-name="P5">А узбеки сами подошли и угостили — я и не знал, что у них посылка. </text:p>
      <text:p text:style-name="P5">Наверное, потому, что хоть я и «дед», а в столовой ихние пайки масла с сахаром не обжимаю.</text:p>
      <text:p text:style-name="P5"/>
      <text:p text:style-name="P6">Командир роты, капитан Черных, куда-то перевёлся из стройбата, или у него штрафной срок кончился. </text:p>
      <text:p text:style-name="P6">Вместо него старлей исполняющим стал. Ребята бухтеть начали: почему в отдельной роте, или, вон, в третьей телевизор смотрят, а у нас второй год не работает?</text:p>
      <text:p text:style-name="P6">Так комбат нам собрание устроил в ленинской комнате.</text:p>
      <text:p text:style-name="P6">На стол уселся, типа, князь, брюки чуть не до колен вздёрнулись, а из-под них носки с туфлями и волос<text:span text:style-name="T5">ня</text:span> сед<text:span text:style-name="T5">ая</text:span>.</text:p>
      <text:p text:style-name="P6">А мы перед ним на принесённых из казармы табуретах, ждём чего умного скажет.</text:p>
      <text:p text:style-name="P6">У художника Гойи целая серия таких картинок есть.</text:p>
      <text:p text:style-name="P6">- Вы что, блядь, забастовку устраивать? А? Как в Италии? Так хуй вы угадали! У них там — макароны! <text:span text:style-name="T5">О</text:span>дна макарон<text:span text:style-name="T5">ин</text:span>а длинная, а другая — нет. Потому что пополам обломана.</text:p>
      <text:p text:style-name="P6">И сидит, через очки вокруг зырит. </text:p>
      <text:p text:style-name="P6"><text:span text:style-name="T7">Ф</text:span>илин <text:span text:style-name="T7">мохноногий</text:span>. Переваривает чего это он сейчас тут выдал.</text:p>
      <text:p text:style-name="P6">А мы напротив сидим и преданно на него смотрим.</text:p>
      <text:p text:style-name="P7">Но позади уставного взгляда, которым полагается есть начальство, я вспоминаю рассказ Рассола про гермафродита Со<text:span text:style-name="T6">фо</text:span>чку из орловского призыва.</text:p>
      <text:p text:style-name="P6"><text:span text:style-name="T8">Её-его родителям пришлось раскошелиться, чтобы врачебная комиссия закрыла глаза на некоторые особенности физиологического строения их ребёнка </text:span>— <text:span text:style-name="T8">хотели хоть два года отдохнуть.</text:span></text:p>
      <text:p text:style-name="P7">Со<text:span text:style-name="T6">фо</text:span>чку отправили в стройбат, чтоб сделать из неё настоящего мужчину.</text:p>
      <text:p text:style-name="P7">Уже незадолго до демобилизации <text:span text:style-name="T9">в казарме четвёртой роты сложился взрывоопасный любовный треугольник вокруг миловидного дембеля. </text:span></text:p>
      <text:p text:style-name="P8">Она предоставляла свою благосклонность сразу двум сослуживцам, а те не хотели мирным путём решить вопрос: на чью койку ей приходить после отбоя?</text:p>
      <text:p text:style-name="P8">Тогда в этом же самом Ленинском уголке <text:s/>тоже собрание устроили, Рассол тоже на нём сидел, и комбат поставил вопрос ребром:</text:p>
      <text:p text:style-name="P7"><text:soft-page-break/>- <text:span text:style-name="T9">Софочка, ну, скажи, еби о мать, у тебя там хуй или пизда?</text:span></text:p>
      <text:p text:style-name="P9">Рядовой военнослужащий поднялся с табурета и, подойдя к старшему по званию, плавным жестом отвесил пощёчину:</text:p>
      <text:p text:style-name="P9">- Козёл старый!</text:p>
      <text:p text:style-name="P9">Всё также вихляя бёдрами, она пошла обратно, <text:s/>спиной к довольному уханью хохо<text:span text:style-name="T10">чущего</text:span> филина.</text:p>
      <text:p text:style-name="P6">Отцы-командиры. Ну, блядь, и армия!..</text:p>
      <text:p text:style-name="P10">Я бы не поверил в возможность призыва гермафродита в армию, но <text:span text:style-name="T11">слишком уж достоверны </text:span>детали рассказа Рассола, <text:span text:style-name="T11">чересчур</text:span> совпадают с окружающей действительностью</text:p>
      <text:p text:style-name="P6">- Вам дана высшая материя, блядь! <text:span text:style-name="T5">М</text:span>озг! Серое, <text:span text:style-name="T7">еби о,</text:span> вещество!</text:p>
      <text:p text:style-name="P6">Ага, это он там у себя уже в следующую извилину забурился. </text:p>
      <text:p text:style-name="P6"><text:span text:style-name="T9">Во, блядь, армия </text:span><text:s/>— <text:span text:style-name="T9">охуеть</text:span>!..</text:p>
      <text:p text:style-name="P11"/>
      <text:p text:style-name="P6">На утреннем разводе начштаба объявил, что вчера в городе он видел кого-то из солдат отряда в самоволке. </text:p>
      <text:p text:style-name="P6">Он даже и погнался <text:span text:style-name="T12">за солдатом</text:span>, но тот убежал. </text:p>
      <text:p text:style-name="P6"><text:span text:style-name="T12">Однако, </text:span><text:s/>возмездия не миновать; сейчас он, начштаба, пройдёт вдоль строя личного состава и обнаружит самовольщика.</text:p>
      <text:p text:style-name="P6">И он пошёл внимательно вглядываясь в лица первой роты, второй роты, третьей роты, четвёрто<text:span text:style-name="T13">й</text:span> роты. </text:p>
      <text:p text:style-name="P6">Всё — дупель-пусто; дальше только проходная и ворота.</text:p>
      <text:p text:style-name="P1">Также медленно он вернулся вдоль строя к первой. </text:p>
      <text:p text:style-name="P1">Вот ведь долбоёб. </text:p>
      <text:p text:style-name="P1">Если ты за кем-то гонялся, <text:span text:style-name="T14">то</text:span> так он тебе и выйдет утром на развод, жди больше, глазки закрой — ротик открой. <text:s/></text:p>
      <text:p text:style-name="P1"><text:span text:style-name="T15">Он сейчас</text:span> где-то в сушилке кантуется. Или дневального подменил. </text:p>
      <text:p text:style-name="P1">Может вообще из тех бригад, что месяцами безвыездно в городе.</text:p>
      <text:p text:style-name="P1">Пошёл на третий заход. </text:p>
      <text:p text:style-name="P1">Первая рота, вторая рота, третья рота, четвёртая рота. </text:p>
      <text:p text:style-name="P1">За дурной головой и ногам покоя нет. </text:p>
      <text:p text:style-name="P1">Ну, блядь и ар..</text:p>
      <text:p text:style-name="P1">- Вот он!- боксёрский палец майора уставлен на меня.</text:p>
      <text:p text:style-name="P1">- Чё? Да если б за мной гонялся, ещё до развода б вывел!</text:p>
      <text:p text:style-name="P1">- На гауптвахту!</text:p>
      <text:p text:style-name="P1"/>
      <text:p text:style-name="P1">Дежурный по части и два «черпака» в красных повязках подходят с требованием отдать им бляху и ведут меня к проходной. </text:p>
      <text:p text:style-name="P1">Я на ходу продолжаю доказывать, что он, сука, и сам знает, что это не я был, но меня запирают в глухой комнатушке «губы».</text:p>
      <text:p text:style-name="P1">Через час или два дежурный по части отпер дверь и вернул мне ремень — я назначен на штрафные работы — посыпать песком шоссе до города поверх гололёда. <text:span text:style-name="T1">Грузовик с песком уже у ворот.</text:span></text:p>
      <text:p text:style-name="P1">Жмуря глаза от вьюжного ветра, я добросовестно бросаю лопатой песок через железный борт. </text:p>
      <text:p text:style-name="P1">Въехав в город, грузовик направляется за следующей порцией песка, <text:span text:style-name="T1">но мои с ним пути расходятся у первого же светофор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4:12:41.974223102</meta:creation-date>
    <dc:date>2017-03-02T14:12:49.198255707</dc:date>
    <dc:creator>sehrguey </dc:creator>
    <meta:editing-duration>PT7S</meta:editing-duration>
    <meta:editing-cycles>1</meta:editing-cycles>
    <meta:document-statistic meta:table-count="0" meta:image-count="0" meta:object-count="0" meta:page-count="3" meta:paragraph-count="95" meta:word-count="1232" meta:character-count="7762" meta:non-whitespace-character-count="6565"/>
    <meta:generator>LibreOffice/4.3.3.2$Linux_x86 LibreOffice_project/430m0$Build-2</meta:generator>
  </office:meta>
</office:document-meta>
</file>